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40:55</text:p>
          </table:table-cell>
          <table:table-cell office:value-type="float" office:value="-0.0002234" calcext:value-type="float">
            <text:p>-0.0002234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8732" calcext:value-type="float">
            <text:p>0.4048732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3026" calcext:value-type="float">
            <text:p>0.1363026</text:p>
          </table:table-cell>
          <table:table-cell office:value-type="float" office:value="10" calcext:value-type="float">
            <text:p>10</text:p>
          </table:table-cell>
          <table:table-cell office:value-type="float" office:value="0.778696596622467" calcext:value-type="float">
            <text:p>0.778696596622467</text:p>
          </table:table-cell>
          <table:table-cell office:value-type="float" office:value="0.223154798150063" calcext:value-type="float">
            <text:p>0.223154798150063</text:p>
          </table:table-cell>
          <table:table-cell office:value-type="float" office:value="0.555541798472405" calcext:value-type="float">
            <text:p>0.555541798472405</text:p>
          </table:table-cell>
          <table:table-cell office:value-type="float" office:value="0.509963741898537" calcext:value-type="float">
            <text:p>0.509963741898537</text:p>
          </table:table-cell>
          <table:table-cell office:value-type="float" office:value="0.185625186442557" calcext:value-type="float">
            <text:p>0.185625186442557</text:p>
          </table:table-cell>
          <table:table-cell office:value-type="float" office:value="0.473208877444267" calcext:value-type="float">
            <text:p>0.473208877444267</text:p>
          </table:table-cell>
          <table:table-cell office:value-type="float" office:value="0.546718606352806" calcext:value-type="float">
            <text:p>0.546718606352806</text:p>
          </table:table-cell>
          <table:table-cell office:value-type="float" office:value="0.0735097289085389" calcext:value-type="float">
            <text:p>0.0735097289085389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1:07</text:p>
          </table:table-cell>
          <table:table-cell office:value-type="float" office:value="-0.0010539" calcext:value-type="float">
            <text:p>-0.0010539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50418" calcext:value-type="float">
            <text:p>0.4050418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1147" calcext:value-type="float">
            <text:p>0.1381147</text:p>
          </table:table-cell>
          <table:table-cell office:value-type="float" office:value="11" calcext:value-type="float">
            <text:p>11</text:p>
          </table:table-cell>
          <table:table-cell office:value-type="float" office:value="1.2637265920639" calcext:value-type="float">
            <text:p>1.2637265920639</text:p>
          </table:table-cell>
          <table:table-cell office:value-type="float" office:value="0.185844793915749" calcext:value-type="float">
            <text:p>0.185844793915749</text:p>
          </table:table-cell>
          <table:table-cell office:value-type="float" office:value="1.07788179814816" calcext:value-type="float">
            <text:p>1.07788179814816</text:p>
          </table:table-cell>
          <table:table-cell office:value-type="float" office:value="0.541492740809917" calcext:value-type="float">
            <text:p>0.541492740809917</text:p>
          </table:table-cell>
          <table:table-cell office:value-type="float" office:value="0.311500450402274" calcext:value-type="float">
            <text:p>0.311500450402274</text:p>
          </table:table-cell>
          <table:table-cell office:value-type="float" office:value="0.380302879214287" calcext:value-type="float">
            <text:p>0.380302879214287</text:p>
          </table:table-cell>
          <table:table-cell office:value-type="float" office:value="0.702682602405548" calcext:value-type="float">
            <text:p>0.702682602405548</text:p>
          </table:table-cell>
          <table:table-cell office:value-type="float" office:value="0.322379723191261" calcext:value-type="float">
            <text:p>0.322379723191261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1:20</text:p>
          </table:table-cell>
          <table:table-cell office:value-type="float" office:value="-0.0017598" calcext:value-type="float">
            <text:p>-0.0017598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431" calcext:value-type="float">
            <text:p>0.4053431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225" calcext:value-type="float">
            <text:p>0.1404225</text:p>
          </table:table-cell>
          <table:table-cell office:value-type="float" office:value="11" calcext:value-type="float">
            <text:p>11</text:p>
          </table:table-cell>
          <table:table-cell office:value-type="float" office:value="2.18868660926819" calcext:value-type="float">
            <text:p>2.18868660926819</text:p>
          </table:table-cell>
          <table:table-cell office:value-type="float" office:value="0.141564801335335" calcext:value-type="float">
            <text:p>0.141564801335335</text:p>
          </table:table-cell>
          <table:table-cell office:value-type="float" office:value="2.04712180793285" calcext:value-type="float">
            <text:p>2.04712180793285</text:p>
          </table:table-cell>
          <table:table-cell office:value-type="float" office:value="0.613898734748364" calcext:value-type="float">
            <text:p>0.613898734748364</text:p>
          </table:table-cell>
          <table:table-cell office:value-type="float" office:value="0.600993671461487" calcext:value-type="float">
            <text:p>0.600993671461487</text:p>
          </table:table-cell>
          <table:table-cell office:value-type="float" office:value="0.299450877308845" calcext:value-type="float">
            <text:p>0.299450877308845</text:p>
          </table:table-cell>
          <table:table-cell office:value-type="float" office:value="0.928346592187882" calcext:value-type="float">
            <text:p>0.928346592187882</text:p>
          </table:table-cell>
          <table:table-cell office:value-type="float" office:value="0.628895714879036" calcext:value-type="float">
            <text:p>0.628895714879036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1:32</text:p>
          </table:table-cell>
          <table:table-cell office:value-type="float" office:value="-0.0021705" calcext:value-type="float">
            <text:p>-0.0021705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59601" calcext:value-type="float">
            <text:p>0.4059601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95272" calcext:value-type="float">
            <text:p>0.1395272</text:p>
          </table:table-cell>
          <table:table-cell office:value-type="float" office:value="9" calcext:value-type="float">
            <text:p>9</text:p>
          </table:table-cell>
          <table:table-cell office:value-type="float" office:value="2.71266651153564" calcext:value-type="float">
            <text:p>2.71266651153564</text:p>
          </table:table-cell>
          <table:table-cell office:value-type="float" office:value="0.0848700031638145" calcext:value-type="float">
            <text:p>0.0848700031638145</text:p>
          </table:table-cell>
          <table:table-cell office:value-type="float" office:value="2.62779650837183" calcext:value-type="float">
            <text:p>2.62779650837183</text:p>
          </table:table-cell>
          <table:table-cell office:value-type="float" office:value="0.643705739825964" calcext:value-type="float">
            <text:p>0.643705739825964</text:p>
          </table:table-cell>
          <table:table-cell office:value-type="float" office:value="0.782131304643588" calcext:value-type="float">
            <text:p>0.782131304643588</text:p>
          </table:table-cell>
          <table:table-cell office:value-type="float" office:value="0.231308881938457" calcext:value-type="float">
            <text:p>0.231308881938457</text:p>
          </table:table-cell>
          <table:table-cell office:value-type="float" office:value="1.05610259771347" calcext:value-type="float">
            <text:p>1.05610259771347</text:p>
          </table:table-cell>
          <table:table-cell office:value-type="float" office:value="0.824793715775013" calcext:value-type="float">
            <text:p>0.82479371577501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1:45</text:p>
          </table:table-cell>
          <table:table-cell office:value-type="float" office:value="-0.0022626" calcext:value-type="float">
            <text:p>-0.0022626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257" calcext:value-type="float">
            <text:p>0.4070257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58418" calcext:value-type="float">
            <text:p>0.1358418</text:p>
          </table:table-cell>
          <table:table-cell office:value-type="float" office:value="8" calcext:value-type="float">
            <text:p>8</text:p>
          </table:table-cell>
          <table:table-cell office:value-type="float" office:value="1.27561664581299" calcext:value-type="float">
            <text:p>1.27561664581299</text:p>
          </table:table-cell>
          <table:table-cell office:value-type="float" office:value="-0.0110700000077486" calcext:value-type="float">
            <text:p>-0.0110700000077486</text:p>
          </table:table-cell>
          <table:table-cell office:value-type="float" office:value="1.28668664582074" calcext:value-type="float">
            <text:p>1.28668664582074</text:p>
          </table:table-cell>
          <table:table-cell office:value-type="float" office:value="0.484789751283824" calcext:value-type="float">
            <text:p>0.484789751283824</text:p>
          </table:table-cell>
          <table:table-cell office:value-type="float" office:value="0.443675642603451" calcext:value-type="float">
            <text:p>0.443675642603451</text:p>
          </table:table-cell>
          <table:table-cell office:value-type="float" office:value="0.172022881731391" calcext:value-type="float">
            <text:p>0.172022881731391</text:p>
          </table:table-cell>
          <table:table-cell office:value-type="float" office:value="0.797556620836258" calcext:value-type="float">
            <text:p>0.797556620836258</text:p>
          </table:table-cell>
          <table:table-cell office:value-type="float" office:value="0.625533739104867" calcext:value-type="float">
            <text:p>0.62553373910486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1:57</text:p>
          </table:table-cell>
          <table:table-cell office:value-type="float" office:value="-0.0022984" calcext:value-type="float">
            <text:p>-0.0022984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448" calcext:value-type="float">
            <text:p>0.4080448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4024" calcext:value-type="float">
            <text:p>0.1324024</text:p>
          </table:table-cell>
          <table:table-cell office:value-type="float" office:value="8" calcext:value-type="float">
            <text:p>8</text:p>
          </table:table-cell>
          <table:table-cell office:value-type="float" office:value="1.0935765504837" calcext:value-type="float">
            <text:p>1.0935765504837</text:p>
          </table:table-cell>
          <table:table-cell office:value-type="float" office:value="-0.0455100014805794" calcext:value-type="float">
            <text:p>-0.0455100014805794</text:p>
          </table:table-cell>
          <table:table-cell office:value-type="float" office:value="1.13908655196428" calcext:value-type="float">
            <text:p>1.13908655196428</text:p>
          </table:table-cell>
          <table:table-cell office:value-type="float" office:value="0.381305734440684" calcext:value-type="float">
            <text:p>0.381305734440684</text:p>
          </table:table-cell>
          <table:table-cell office:value-type="float" office:value="0.383607858601967" calcext:value-type="float">
            <text:p>0.383607858601967</text:p>
          </table:table-cell>
          <table:table-cell office:value-type="float" office:value="0.13053087964654" calcext:value-type="float">
            <text:p>0.13053087964654</text:p>
          </table:table-cell>
          <table:table-cell office:value-type="float" office:value="0.632080589234829" calcext:value-type="float">
            <text:p>0.632080589234829</text:p>
          </table:table-cell>
          <table:table-cell office:value-type="float" office:value="0.501549709588289" calcext:value-type="float">
            <text:p>0.501549709588289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2:10</text:p>
          </table:table-cell>
          <table:table-cell office:value-type="float" office:value="-0.0020272" calcext:value-type="float">
            <text:p>-0.0020272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097" calcext:value-type="float">
            <text:p>0.4091097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7241" calcext:value-type="float">
            <text:p>0.1297241</text:p>
          </table:table-cell>
          <table:table-cell office:value-type="float" office:value="6" calcext:value-type="float">
            <text:p>6</text:p>
          </table:table-cell>
          <table:table-cell office:value-type="float" office:value="0.968526601791382" calcext:value-type="float">
            <text:p>0.968526601791382</text:p>
          </table:table-cell>
          <table:table-cell office:value-type="float" office:value="-0.0533000007271767" calcext:value-type="float">
            <text:p>-0.0533000007271767</text:p>
          </table:table-cell>
          <table:table-cell office:value-type="float" office:value="1.02182660251856" calcext:value-type="float">
            <text:p>1.02182660251856</text:p>
          </table:table-cell>
          <table:table-cell office:value-type="float" office:value="0.323003742657602" calcext:value-type="float">
            <text:p>0.323003742657602</text:p>
          </table:table-cell>
          <table:table-cell office:value-type="float" office:value="0.397800141035751" calcext:value-type="float">
            <text:p>0.397800141035751</text:p>
          </table:table-cell>
          <table:table-cell office:value-type="float" office:value="0.110522877424955" calcext:value-type="float">
            <text:p>0.110522877424955</text:p>
          </table:table-cell>
          <table:table-cell office:value-type="float" office:value="0.535484607890248" calcext:value-type="float">
            <text:p>0.535484607890248</text:p>
          </table:table-cell>
          <table:table-cell office:value-type="float" office:value="0.424961730465293" calcext:value-type="float">
            <text:p>0.424961730465293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2:22</text:p>
          </table:table-cell>
          <table:table-cell office:value-type="float" office:value="-0.0022073" calcext:value-type="float">
            <text:p>-0.0022073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808" calcext:value-type="float">
            <text:p>0.4098808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8291" calcext:value-type="float">
            <text:p>0.1288291</text:p>
          </table:table-cell>
          <table:table-cell office:value-type="float" office:value="5" calcext:value-type="float">
            <text:p>5</text:p>
          </table:table-cell>
          <table:table-cell office:value-type="float" office:value="1.03986656665802" calcext:value-type="float">
            <text:p>1.03986656665802</text:p>
          </table:table-cell>
          <table:table-cell office:value-type="float" office:value="-0.0741034001111984" calcext:value-type="float">
            <text:p>-0.0741034001111984</text:p>
          </table:table-cell>
          <table:table-cell office:value-type="float" office:value="1.11396996676922" calcext:value-type="float">
            <text:p>1.11396996676922</text:p>
          </table:table-cell>
          <table:table-cell office:value-type="float" office:value="0.281675735116005" calcext:value-type="float">
            <text:p>0.281675735116005</text:p>
          </table:table-cell>
          <table:table-cell office:value-type="float" office:value="0.379028217273759" calcext:value-type="float">
            <text:p>0.379028217273759</text:p>
          </table:table-cell>
          <table:table-cell office:value-type="float" office:value="0.0967468768358231" calcext:value-type="float">
            <text:p>0.0967468768358231</text:p>
          </table:table-cell>
          <table:table-cell office:value-type="float" office:value="0.466604593396187" calcext:value-type="float">
            <text:p>0.466604593396187</text:p>
          </table:table-cell>
          <table:table-cell office:value-type="float" office:value="0.369857716560364" calcext:value-type="float">
            <text:p>0.369857716560364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2:35</text:p>
          </table:table-cell>
          <table:table-cell office:value-type="float" office:value="-0.0021814" calcext:value-type="float">
            <text:p>-0.0021814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157" calcext:value-type="float">
            <text:p>0.4109157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7332" calcext:value-type="float">
            <text:p>0.1277332</text:p>
          </table:table-cell>
          <table:table-cell office:value-type="float" office:value="5" calcext:value-type="float">
            <text:p>5</text:p>
          </table:table-cell>
          <table:table-cell office:value-type="float" office:value="1.04929661750793" calcext:value-type="float">
            <text:p>1.04929661750793</text:p>
          </table:table-cell>
          <table:table-cell office:value-type="float" office:value="-0.0925533995032311" calcext:value-type="float">
            <text:p>-0.0925533995032311</text:p>
          </table:table-cell>
          <table:table-cell office:value-type="float" office:value="1.14185001701117" calcext:value-type="float">
            <text:p>1.14185001701117</text:p>
          </table:table-cell>
          <table:table-cell office:value-type="float" office:value="0.225833741854876" calcext:value-type="float">
            <text:p>0.225833741854876</text:p>
          </table:table-cell>
          <table:table-cell office:value-type="float" office:value="0.355222753676586" calcext:value-type="float">
            <text:p>0.355222753676586</text:p>
          </table:table-cell>
          <table:table-cell office:value-type="float" office:value="0.0775588795542717" calcext:value-type="float">
            <text:p>0.0775588795542717</text:p>
          </table:table-cell>
          <table:table-cell office:value-type="float" office:value="0.374108604155481" calcext:value-type="float">
            <text:p>0.374108604155481</text:p>
          </table:table-cell>
          <table:table-cell office:value-type="float" office:value="0.296549724601209" calcext:value-type="float">
            <text:p>0.296549724601209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2:4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5207" calcext:value-type="float">
            <text:p>0.4045207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2191" calcext:value-type="float">
            <text:p>0.1362191</text:p>
          </table:table-cell>
          <table:table-cell office:value-type="float" office:value="10" calcext:value-type="float">
            <text:p>10</text:p>
          </table:table-cell>
          <table:table-cell office:value-type="float" office:value="0.871364772319794" calcext:value-type="float">
            <text:p>0.871364772319794</text:p>
          </table:table-cell>
          <table:table-cell office:value-type="float" office:value="0.194749996066093" calcext:value-type="float">
            <text:p>0.194749996066093</text:p>
          </table:table-cell>
          <table:table-cell office:value-type="float" office:value="0.6766147762537" calcext:value-type="float">
            <text:p>0.6766147762537</text:p>
          </table:table-cell>
          <table:table-cell office:value-type="float" office:value="0.506437732279301" calcext:value-type="float">
            <text:p>0.506437732279301</text:p>
          </table:table-cell>
          <table:table-cell office:value-type="float" office:value="0.205843647290874" calcext:value-type="float">
            <text:p>0.205843647290874</text:p>
          </table:table-cell>
          <table:table-cell office:value-type="float" office:value="0.576200872659683" calcext:value-type="float">
            <text:p>0.576200872659683</text:p>
          </table:table-cell>
          <table:table-cell office:value-type="float" office:value="0.436674591898918" calcext:value-type="float">
            <text:p>0.436674591898918</text:p>
          </table:table-cell>
          <table:table-cell office:value-type="float" office:value="0.139526280760765" calcext:value-type="float">
            <text:p>0.139526280760765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3:00</text:p>
          </table:table-cell>
          <table:table-cell office:value-type="float" office:value="0.0011685" calcext:value-type="float">
            <text:p>0.0011685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681" calcext:value-type="float">
            <text:p>0.4042681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4234" calcext:value-type="float">
            <text:p>0.1364234</text:p>
          </table:table-cell>
          <table:table-cell office:value-type="float" office:value="10" calcext:value-type="float">
            <text:p>10</text:p>
          </table:table-cell>
          <table:table-cell office:value-type="float" office:value="1.03946483135223" calcext:value-type="float">
            <text:p>1.03946483135223</text:p>
          </table:table-cell>
          <table:table-cell office:value-type="float" office:value="0.147190004587173" calcext:value-type="float">
            <text:p>0.147190004587173</text:p>
          </table:table-cell>
          <table:table-cell office:value-type="float" office:value="0.89227482676506" calcext:value-type="float">
            <text:p>0.89227482676506</text:p>
          </table:table-cell>
          <table:table-cell office:value-type="float" office:value="0.50528974533081" calcext:value-type="float">
            <text:p>0.50528974533081</text:p>
          </table:table-cell>
          <table:table-cell office:value-type="float" office:value="0.309318731555282" calcext:value-type="float">
            <text:p>0.309318731555282</text:p>
          </table:table-cell>
          <table:table-cell office:value-type="float" office:value="0.695756888389587" calcext:value-type="float">
            <text:p>0.695756888389587</text:p>
          </table:table-cell>
          <table:table-cell office:value-type="float" office:value="0.314822602272034" calcext:value-type="float">
            <text:p>0.314822602272034</text:p>
          </table:table-cell>
          <table:table-cell office:value-type="float" office:value="0.380934286117554" calcext:value-type="float">
            <text:p>0.380934286117554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3:13</text:p>
          </table:table-cell>
          <table:table-cell office:value-type="float" office:value="0.0016968" calcext:value-type="float">
            <text:p>0.0016968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8048" calcext:value-type="float">
            <text:p>0.4038048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4136" calcext:value-type="float">
            <text:p>0.1374136</text:p>
          </table:table-cell>
          <table:table-cell office:value-type="float" office:value="10" calcext:value-type="float">
            <text:p>10</text:p>
          </table:table-cell>
          <table:table-cell office:value-type="float" office:value="1.49732005596161" calcext:value-type="float">
            <text:p>1.49732005596161</text:p>
          </table:table-cell>
          <table:table-cell office:value-type="float" office:value="0.10988000035286" calcext:value-type="float">
            <text:p>0.10988000035286</text:p>
          </table:table-cell>
          <table:table-cell office:value-type="float" office:value="1.38744005560875" calcext:value-type="float">
            <text:p>1.38744005560875</text:p>
          </table:table-cell>
          <table:table-cell office:value-type="float" office:value="0.530135740339756" calcext:value-type="float">
            <text:p>0.530135740339756</text:p>
          </table:table-cell>
          <table:table-cell office:value-type="float" office:value="0.448895210423731" calcext:value-type="float">
            <text:p>0.448895210423731</text:p>
          </table:table-cell>
          <table:table-cell office:value-type="float" office:value="0.820314878225327" calcext:value-type="float">
            <text:p>0.820314878225327</text:p>
          </table:table-cell>
          <table:table-cell office:value-type="float" office:value="0.239956602454185" calcext:value-type="float">
            <text:p>0.239956602454185</text:p>
          </table:table-cell>
          <table:table-cell office:value-type="float" office:value="0.580358275771141" calcext:value-type="float">
            <text:p>0.58035827577114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3:25</text:p>
          </table:table-cell>
          <table:table-cell office:value-type="float" office:value="0.0022832" calcext:value-type="float">
            <text:p>0.0022832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3852" calcext:value-type="float">
            <text:p>0.4033852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90169" calcext:value-type="float">
            <text:p>0.1390169</text:p>
          </table:table-cell>
          <table:table-cell office:value-type="float" office:value="9" calcext:value-type="float">
            <text:p>9</text:p>
          </table:table-cell>
          <table:table-cell office:value-type="float" office:value="2.06434988975525" calcext:value-type="float">
            <text:p>2.06434988975525</text:p>
          </table:table-cell>
          <table:table-cell office:value-type="float" office:value="0.0401800014078617" calcext:value-type="float">
            <text:p>0.0401800014078617</text:p>
          </table:table-cell>
          <table:table-cell office:value-type="float" office:value="2.02416988834739" calcext:value-type="float">
            <text:p>2.02416988834739</text:p>
          </table:table-cell>
          <table:table-cell office:value-type="float" office:value="0.541984726116061" calcext:value-type="float">
            <text:p>0.541984726116061</text:p>
          </table:table-cell>
          <table:table-cell office:value-type="float" office:value="0.620884636974736" calcext:value-type="float">
            <text:p>0.620884636974736</text:p>
          </table:table-cell>
          <table:table-cell office:value-type="float" office:value="0.918058854341507" calcext:value-type="float">
            <text:p>0.918058854341507</text:p>
          </table:table-cell>
          <table:table-cell office:value-type="float" office:value="0.165910597890615" calcext:value-type="float">
            <text:p>0.165910597890615</text:p>
          </table:table-cell>
          <table:table-cell office:value-type="float" office:value="0.752148256450891" calcext:value-type="float">
            <text:p>0.752148256450891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3:38</text:p>
          </table:table-cell>
          <table:table-cell office:value-type="float" office:value="0.0023284" calcext:value-type="float">
            <text:p>0.0023284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271" calcext:value-type="float">
            <text:p>0.4023271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4673" calcext:value-type="float">
            <text:p>0.1374673</text:p>
          </table:table-cell>
          <table:table-cell office:value-type="float" office:value="9" calcext:value-type="float">
            <text:p>9</text:p>
          </table:table-cell>
          <table:table-cell office:value-type="float" office:value="0.874530017375946" calcext:value-type="float">
            <text:p>0.874530017375946</text:p>
          </table:table-cell>
          <table:table-cell office:value-type="float" office:value="-0.0605733990669251" calcext:value-type="float">
            <text:p>-0.0605733990669251</text:p>
          </table:table-cell>
          <table:table-cell office:value-type="float" office:value="0.935103416442871" calcext:value-type="float">
            <text:p>0.935103416442871</text:p>
          </table:table-cell>
          <table:table-cell office:value-type="float" office:value="0.37208074182272" calcext:value-type="float">
            <text:p>0.37208074182272</text:p>
          </table:table-cell>
          <table:table-cell office:value-type="float" office:value="0.355528369470632" calcext:value-type="float">
            <text:p>0.355528369470632</text:p>
          </table:table-cell>
          <table:table-cell office:value-type="float" office:value="0.634256881475449" calcext:value-type="float">
            <text:p>0.634256881475449</text:p>
          </table:table-cell>
          <table:table-cell office:value-type="float" office:value="0.109904602169991" calcext:value-type="float">
            <text:p>0.109904602169991</text:p>
          </table:table-cell>
          <table:table-cell office:value-type="float" office:value="0.524352279305458" calcext:value-type="float">
            <text:p>0.524352279305458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3:51</text:p>
          </table:table-cell>
          <table:table-cell office:value-type="float" office:value="0.0021129" calcext:value-type="float">
            <text:p>0.0021129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2118" calcext:value-type="float">
            <text:p>0.4012118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1981" calcext:value-type="float">
            <text:p>0.131981</text:p>
          </table:table-cell>
          <table:table-cell office:value-type="float" office:value="7" calcext:value-type="float">
            <text:p>7</text:p>
          </table:table-cell>
          <table:table-cell office:value-type="float" office:value="0.842549979686737" calcext:value-type="float">
            <text:p>0.842549979686737</text:p>
          </table:table-cell>
          <table:table-cell office:value-type="float" office:value="-0.105673402547836" calcext:value-type="float">
            <text:p>-0.105673402547836</text:p>
          </table:table-cell>
          <table:table-cell office:value-type="float" office:value="0.948223382234573" calcext:value-type="float">
            <text:p>0.948223382234573</text:p>
          </table:table-cell>
          <table:table-cell office:value-type="float" office:value="0.24264374114573" calcext:value-type="float">
            <text:p>0.24264374114573</text:p>
          </table:table-cell>
          <table:table-cell office:value-type="float" office:value="0.292787191226713" calcext:value-type="float">
            <text:p>0.292787191226713</text:p>
          </table:table-cell>
          <table:table-cell office:value-type="float" office:value="0.418842878937721" calcext:value-type="float">
            <text:p>0.418842878937721</text:p>
          </table:table-cell>
          <table:table-cell office:value-type="float" office:value="0.0664446033537388" calcext:value-type="float">
            <text:p>0.0664446033537388</text:p>
          </table:table-cell>
          <table:table-cell office:value-type="float" office:value="0.352398275583983" calcext:value-type="float">
            <text:p>0.352398275583983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4:03</text:p>
          </table:table-cell>
          <table:table-cell office:value-type="float" office:value="0.0021589" calcext:value-type="float">
            <text:p>0.0021589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545" calcext:value-type="float">
            <text:p>0.4002545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2567" calcext:value-type="float">
            <text:p>0.1272567</text:p>
          </table:table-cell>
          <table:table-cell office:value-type="float" office:value="4" calcext:value-type="float">
            <text:p>4</text:p>
          </table:table-cell>
          <table:table-cell office:value-type="float" office:value="0.808929979801178" calcext:value-type="float">
            <text:p>0.808929979801178</text:p>
          </table:table-cell>
          <table:table-cell office:value-type="float" office:value="-0.115923397243023" calcext:value-type="float">
            <text:p>-0.115923397243023</text:p>
          </table:table-cell>
          <table:table-cell office:value-type="float" office:value="0.924853377044201" calcext:value-type="float">
            <text:p>0.924853377044201</text:p>
          </table:table-cell>
          <table:table-cell office:value-type="float" office:value="0.168761737644672" calcext:value-type="float">
            <text:p>0.168761737644672</text:p>
          </table:table-cell>
          <table:table-cell office:value-type="float" office:value="0.266010064415416" calcext:value-type="float">
            <text:p>0.266010064415416</text:p>
          </table:table-cell>
          <table:table-cell office:value-type="float" office:value="0.295022874698043" calcext:value-type="float">
            <text:p>0.295022874698043</text:p>
          </table:table-cell>
          <table:table-cell office:value-type="float" office:value="0.0425006005913019" calcext:value-type="float">
            <text:p>0.0425006005913019</text:p>
          </table:table-cell>
          <table:table-cell office:value-type="float" office:value="0.252522274106741" calcext:value-type="float">
            <text:p>0.252522274106741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44:15</text:p>
          </table:table-cell>
          <table:table-cell office:value-type="float" office:value="0.0018116" calcext:value-type="float">
            <text:p>0.0018116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9086" calcext:value-type="float">
            <text:p>0.3989086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9316" calcext:value-type="float">
            <text:p>0.1269316</text:p>
          </table:table-cell>
          <table:table-cell office:value-type="float" office:value="4" calcext:value-type="float">
            <text:p>4</text:p>
          </table:table-cell>
          <table:table-cell office:value-type="float" office:value="0.521929979324341" calcext:value-type="float">
            <text:p>0.521929979324341</text:p>
          </table:table-cell>
          <table:table-cell office:value-type="float" office:value="-0.117153398692608" calcext:value-type="float">
            <text:p>-0.117153398692608</text:p>
          </table:table-cell>
          <table:table-cell office:value-type="float" office:value="0.639083378016949" calcext:value-type="float">
            <text:p>0.639083378016949</text:p>
          </table:table-cell>
          <table:table-cell office:value-type="float" office:value="0.106277738325298" calcext:value-type="float">
            <text:p>0.106277738325298</text:p>
          </table:table-cell>
          <table:table-cell office:value-type="float" office:value="0.182123902407134" calcext:value-type="float">
            <text:p>0.182123902407134</text:p>
          </table:table-cell>
          <table:table-cell office:value-type="float" office:value="0.178418877720833" calcext:value-type="float">
            <text:p>0.178418877720833</text:p>
          </table:table-cell>
          <table:table-cell office:value-type="float" office:value="0.0341365989297628" calcext:value-type="float">
            <text:p>0.0341365989297628</text:p>
          </table:table-cell>
          <table:table-cell office:value-type="float" office:value="0.14428227879107" calcext:value-type="float">
            <text:p>0.14428227879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8:21.329279611</dc:date>
    <meta:editing-duration>PT1M9S</meta:editing-duration>
    <meta:editing-cycles>3</meta:editing-cycles>
    <meta:document-statistic meta:table-count="1" meta:cell-count="396" meta:object-count="0"/>
  </office:meta>
</office:document-meta>
</file>